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ax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17, 1893</text:p>
      <text:p text:style-name="P5">Month<text:tab/><text:tab/><text:tab/><text:tab/><text:tab/><text:tab/>August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Jewish Theological Seminary Ass'n,/</text:p>
      <text:p text:style-name="P2">736 LEXINGTON AVENUE./</text:p>
      <text:p text:style-name="P3">New York, August 17, 1893/</text:p>
      <text:p text:style-name="P2">Dr. S. Morais/</text:p>
      <text:p text:style-name="P2"><text:tab/>Dear Dr./</text:p>
      <text:p text:style-name="P2"><text:tab/><text:tab/>I hasten to inform you that David/ Wittenberg has an opportunity to preach during the ensuing/ holidays in a very small synagogue (not a Chevrah, but a/ regularly organized orthodox congregation), one sermon on/ Roshana[sic!] and one Yom Kippur. <text:s/>It is the congregation to which/ my lamented father was attached during his whole life in this/ country and with which all my youthful religious memories are/ associated. <text:s/>The synagogue is situated in 29' str between 3<text:span text:style-name="T2">rd</text:span><text:span text:style-name="T3">/ &amp; Lex. Ave., in a neighborhood not very thickly populated by our/ coreligionists, so that it has little opportunity for exceptional/ growth, besides the fact that it has never been able to afford two/ religious officials, it has nearly always had to content itself with a/ Chazan alone, being but seldom able to secure one who </text:span><text:soft-page-break/><text:span text:style-name="T3">could/ officiate in both capacities. <text:s/>All those things lead </text:span><text:span text:style-name="T4">to</text:span><text:span text:style-name="T3"> me to think/ it is a Cong. worth while cultivating as it may at some time/ afford an opening for some moderately gifted graduate. <text:s/>I suppose/ they would pay Wittenberg $50, &amp; I would try to get the Cong. to/ join as a congregational member. <text:s/>I think you will see from/ what I have said that it is a cong. where we can safely allow/</text:span></text:p>
      <text:p text:style-name="P2"><text:span text:style-name="T3"/></text:p>
      <text:p text:style-name="P2"><text:span text:style-name="T3">[Page 2]</text:span></text:p>
      <text:p text:style-name="P2"><text:span text:style-name="T3">Wittenberg to try his 'prentice wings. <text:s/>From all I hear he did very/ well on Sabbath [?] at 82</text:span><text:span text:style-name="T2">nd</text:span><text:span text:style-name="T3"> str. synagogue. <text:s/>Of course/ I will not allow him to commit himself in regard to the/ matter until I hear from you, which I trust, will be at your/ very earliest convenience. <text:s/>Hoping that you are enjoying good/ health and spirits, I beg to remain/ Yours very truly/ Max Cohen/</text:span></text:p>
      <text:p text:style-name="P2"><text:span text:style-name="T3">P. S. <text:s/>I suppose you get the notice for the meeting of the Advisory/ Board and seminary com. to be held on Sunday next. <text:s/>It/ will be almost exclusively matter of routine in regard to the/ schedule of leaves that we will discuss, and I willy duly/ report and submit to you the result of our deliberations, if/ as I fear it will be impossible for you to be present./ <text:s/>M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1:14:21.77</meta:creation-date>
    <dc:date>2011-12-15T11:34:02.36</dc:date>
    <dc:creator>Penn Libraries</dc:creator>
    <meta:editing-duration>PT00H03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534" meta:character-count="3318"/>
  </office:meta>
</office:document-meta>
</file>